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9327" officeooo:paragraph-rsid="00179327"/>
    </style:style>
    <style:style style:name="P2" style:family="paragraph" style:parent-style-name="Standard">
      <style:text-properties officeooo:rsid="001ca292" officeooo:paragraph-rsid="001ca292"/>
    </style:style>
    <style:style style:name="P3" style:family="paragraph" style:parent-style-name="Standard">
      <style:text-properties officeooo:rsid="001ca292" officeooo:paragraph-rsid="001de877"/>
    </style:style>
    <style:style style:name="P4" style:family="paragraph" style:parent-style-name="Standard">
      <style:text-properties officeooo:rsid="001ca292" officeooo:paragraph-rsid="001e9bef"/>
    </style:style>
    <style:style style:name="P5" style:family="paragraph" style:parent-style-name="Standard">
      <style:text-properties officeooo:rsid="001ca292" officeooo:paragraph-rsid="00206a26"/>
    </style:style>
    <style:style style:name="P6" style:family="paragraph" style:parent-style-name="Standard">
      <style:text-properties officeooo:rsid="00206a26" officeooo:paragraph-rsid="00206a26"/>
    </style:style>
    <style:style style:name="P7" style:family="paragraph" style:parent-style-name="Standard">
      <style:text-properties fo:font-style="normal" officeooo:rsid="00206a26" officeooo:paragraph-rsid="00206a26" style:font-style-asian="normal" style:font-style-complex="normal"/>
    </style:style>
    <style:style style:name="P8" style:family="paragraph" style:parent-style-name="Standard">
      <style:text-properties fo:font-style="normal" officeooo:rsid="002158e7" officeooo:paragraph-rsid="002158e7" style:font-style-asian="normal" style:font-style-complex="normal"/>
    </style:style>
    <style:style style:name="P9" style:family="paragraph" style:parent-style-name="Standard">
      <style:text-properties fo:font-style="normal" officeooo:rsid="0022977a" officeooo:paragraph-rsid="0022977a" style:font-style-asian="normal" style:font-style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24c8f0" officeooo:paragraph-rsid="0024c8f0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4c8f0" officeooo:paragraph-rsid="0024c8f0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268720" officeooo:paragraph-rsid="00268720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2860ba" officeooo:paragraph-rsid="002860ba" style:font-style-asian="normal" style:font-style-complex="normal"/>
    </style:style>
    <style:style style:name="P14" style:family="paragraph" style:parent-style-name="Standard">
      <style:text-properties fo:font-style="normal" style:text-underline-style="none" fo:font-weight="normal" officeooo:rsid="002860ba" officeooo:paragraph-rsid="002860b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2d8322" officeooo:paragraph-rsid="002d832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30e9b7" officeooo:paragraph-rsid="0030e9b7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328809" officeooo:paragraph-rsid="0032880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359652" officeooo:paragraph-rsid="0035965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3637f3" officeooo:paragraph-rsid="003637f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3824a0" officeooo:paragraph-rsid="003824a0" style:font-style-asian="normal" style:font-weight-asian="normal" style:font-style-complex="normal" style:font-weight-complex="normal"/>
    </style:style>
    <style:style style:name="T1" style:family="text">
      <style:text-properties officeooo:rsid="0018b2ab"/>
    </style:style>
    <style:style style:name="T2" style:family="text">
      <style:text-properties officeooo:rsid="001b9c42"/>
    </style:style>
    <style:style style:name="T3" style:family="text">
      <style:text-properties officeooo:rsid="001ca29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a292" style:font-weight-asian="bold" style:font-weight-complex="bold"/>
    </style:style>
    <style:style style:name="T6" style:family="text">
      <style:text-properties fo:font-weight="bold" officeooo:rsid="002a9591" style:font-weight-asian="bold" style:font-weight-complex="bold"/>
    </style:style>
    <style:style style:name="T7" style:family="text">
      <style:text-properties fo:font-weight="bold" officeooo:rsid="002bd4f8" style:font-weight-asian="bold" style:font-weight-complex="bold"/>
    </style:style>
    <style:style style:name="T8" style:family="text">
      <style:text-properties fo:font-weight="bold" officeooo:rsid="0030e9b7" style:font-weight-asian="bold" style:font-weight-complex="bold"/>
    </style:style>
    <style:style style:name="T9" style:family="text">
      <style:text-properties fo:font-weight="bold" officeooo:rsid="0031e690" style:font-weight-asian="bold" style:font-weight-complex="bold"/>
    </style:style>
    <style:style style:name="T10" style:family="text">
      <style:text-properties fo:font-weight="bold" officeooo:rsid="00328809" style:font-weight-asian="bold" style:font-weight-complex="bold"/>
    </style:style>
    <style:style style:name="T11" style:family="text">
      <style:text-properties fo:font-weight="bold" officeooo:rsid="0034291e" style:font-weight-asian="bold" style:font-weight-complex="bold"/>
    </style:style>
    <style:style style:name="T12" style:family="text">
      <style:text-properties fo:font-weight="bold" officeooo:rsid="003a352f" style:font-weight-asian="bold" style:font-weight-complex="bold"/>
    </style:style>
    <style:style style:name="T13" style:family="text">
      <style:text-properties fo:font-weight="bold" officeooo:rsid="003d4b3c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ca292" style:font-weight-asian="normal" style:font-weight-complex="normal"/>
    </style:style>
    <style:style style:name="T16" style:family="text">
      <style:text-properties fo:font-weight="normal" officeooo:rsid="0026cb04" style:font-weight-asian="normal" style:font-weight-complex="normal"/>
    </style:style>
    <style:style style:name="T17" style:family="text">
      <style:text-properties fo:font-weight="normal" officeooo:rsid="002860ba" style:font-weight-asian="normal" style:font-weight-complex="normal"/>
    </style:style>
    <style:style style:name="T18" style:family="text">
      <style:text-properties fo:font-weight="normal" officeooo:rsid="002a9591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de877" style:font-style-asian="italic" style:font-style-complex="italic"/>
    </style:style>
    <style:style style:name="T21" style:family="text">
      <style:text-properties fo:font-style="italic" officeooo:rsid="00206a26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de877" style:font-style-asian="normal" style:font-style-complex="normal"/>
    </style:style>
    <style:style style:name="T24" style:family="text">
      <style:text-properties fo:font-style="normal" officeooo:rsid="001e9bef" style:font-style-asian="normal" style:font-style-complex="normal"/>
    </style:style>
    <style:style style:name="T25" style:family="text">
      <style:text-properties fo:font-style="normal" officeooo:rsid="00206a26" style:font-style-asian="normal" style:font-style-complex="normal"/>
    </style:style>
    <style:style style:name="T26" style:family="text">
      <style:text-properties officeooo:rsid="002158e7"/>
    </style:style>
    <style:style style:name="T27" style:family="text">
      <style:text-properties officeooo:rsid="002bd4f8"/>
    </style:style>
    <style:style style:name="T28" style:family="text">
      <style:text-properties officeooo:rsid="0030e9b7"/>
    </style:style>
    <style:style style:name="T29" style:family="text">
      <style:text-properties officeooo:rsid="0031e690"/>
    </style:style>
    <style:style style:name="T30" style:family="text">
      <style:text-properties officeooo:rsid="0034291e"/>
    </style:style>
    <style:style style:name="T31" style:family="text">
      <style:text-properties officeooo:rsid="003a352f"/>
    </style:style>
    <style:style style:name="T32" style:family="text">
      <style:text-properties officeooo:rsid="003d4b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/31/18</text:p>
      <text:p text:style-name="P1"/>
      <text:p text:style-name="P1">- <text:span text:style-name="T1">Some molecular data types:</text:span></text:p>
      <text:p text:style-name="P1">*<text:span text:style-name="T1">lists *tuples *Dictionaries *sets</text:span></text:p>
      <text:p text:style-name="P1"/>
      <text:p text:style-name="P10">Dictionaries</text:p>
      <text:p text:style-name="P1"/>
      <text:p text:style-name="P1">- <text:span text:style-name="T2">Dictionaries’ indexs arent limited to just numers</text:span></text:p>
      <text:p text:style-name="P1">* <text:span text:style-name="T2">we can use letters or words instead</text:span></text:p>
      <text:p text:style-name="P1">* <text:span text:style-name="T3">dicts use curly braces (</text:span><text:span text:style-name="T5">{}</text:span><text:span text:style-name="T15">) </text:span><text:span text:style-name="T3">for deleration, and store keys and values as pair</text:span></text:p>
      <text:p text:style-name="P1"/>
      <text:p text:style-name="P2">&gt;</text:p>
      <text:p text:style-name="P2"><text:tab/>ex_dict = {‘a’:’apple’, ‘b’:’ball’, ‘c’:’cat’}</text:p>
      <text:p text:style-name="P2"><text:tab/>ex_dict[‘a’]</text:p>
      <text:p text:style-name="P2"><text:tab/></text:p>
      <text:p text:style-name="P2"><text:tab/>//<text:span text:style-name="T19">Output: ‘apple’</text:span></text:p>
      <text:p text:style-name="P2"><text:span text:style-name="T22">&lt;<text:line-break/></text:span><text:span text:style-name="T23">&gt;</text:span></text:p>
      <text:p text:style-name="P3"><text:span text:style-name="T23"><text:tab/>ex_dict[‘y’] = False</text:span></text:p>
      <text:p text:style-name="P3"><text:span text:style-name="T23"><text:tab/></text:span></text:p>
      <text:p text:style-name="P3"><text:span text:style-name="T23"><text:tab/>//</text:span><text:span text:style-name="T20">This assigns the value false to key ‘y’</text:span></text:p>
      <text:p text:style-name="P3"><text:span text:style-name="T20">&lt;</text:span></text:p>
      <text:p text:style-name="P3"><text:span text:style-name="T20"/></text:p>
      <text:p text:style-name="P3"><text:span text:style-name="T20">- </text:span><text:span text:style-name="T23">Dictionaries are not sorted or sortable. Their displayed order may change for any reason</text:span></text:p>
      <text:p text:style-name="P3"><text:span text:style-name="T23"/></text:p>
      <text:p text:style-name="P4"><text:span text:style-name="T23">- </text:span><text:span text:style-name="T24">Dict keys can be any data type</text:span></text:p>
      <text:p text:style-name="P4"><text:span text:style-name="T24"/></text:p>
      <text:p text:style-name="P4"><text:span text:style-name="T24">- Values are muteable</text:span></text:p>
      <text:p text:style-name="P4"><text:span text:style-name="T24"/></text:p>
      <text:p text:style-name="P5"><text:span text:style-name="T25">&gt;</text:span></text:p>
      <text:p text:style-name="P5"><text:span text:style-name="T25"><text:tab/>ex_dict = {1:(456), 2:(9234), 3:(234)}</text:span><text:span text:style-name="T23"> </text:span></text:p>
      <text:p text:style-name="P5"><text:span text:style-name="T23"><text:tab/>for x in range(1,4): print(ex_dict[x])</text:span></text:p>
      <text:p text:style-name="P5"><text:span text:style-name="T23"/></text:p>
      <text:p text:style-name="P5"><text:span text:style-name="T23"><text:tab/>//</text:span><text:span text:style-name="T21">Output: 456, 9234, 234</text:span></text:p>
      <text:p text:style-name="P6"><text:span text:style-name="T19">&lt;</text:span></text:p>
      <text:p text:style-name="P6"><text:span text:style-name="T21"/></text:p>
      <text:p text:style-name="P7">- <text:span text:style-name="T4">dict()</text:span> function is used to initialize a dictionary</text:p>
      <text:p text:style-name="P7"/>
      <text:p text:style-name="P7">&gt;</text:p>
      <text:p text:style-name="P7"><text:tab/>ex_dict = dict()</text:p>
      <text:p text:style-name="P7"><text:tab/>ex_dict<text:tab/><text:tab/>//<text:span text:style-name="T19"> output: {}</text:span></text:p>
      <text:p text:style-name="P7">&lt;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- <text:span text:style-name="T26">different ways of initializing</text:span></text:p>
      <text:p text:style-name="P7"/>
      <text:p text:style-name="P8">&gt;</text:p>
      <text:p text:style-name="P8"><text:tab/>c_dict = dict( (‘ab’,’bd’,’cx’ )</text:p>
      <text:p text:style-name="P8"><text:tab/>c_dict<text:tab/><text:tab/><text:tab/><text:tab/>//<text:span text:style-name="T19">output: {‘a’:’b’, ‘b’:’d’, ‘c’:’x’}</text:span></text:p>
      <text:p text:style-name="P9"><text:span text:style-name="T19">&lt;</text:span></text:p>
      <text:p text:style-name="P9"><text:span text:style-name="T19"/></text:p>
      <text:p text:style-name="P8"/>
      <text:p text:style-name="P10">Dictionary Methods</text:p>
      <text:p text:style-name="P10"/>
      <text:p text:style-name="P11">- Update method is <text:span text:style-name="T4">.update()</text:span><text:span text:style-name="T14">, this is the cleanest way</text:span></text:p>
      <text:p text:style-name="P11"><text:span text:style-name="T14"/></text:p>
      <text:p text:style-name="P11"><text:span text:style-name="T14">&gt;</text:span></text:p>
      <text:p text:style-name="P11"><text:span text:style-name="T14"><text:tab/>b_dict.update({‘d’,’dragon’})</text:span></text:p>
      <text:p text:style-name="P12"><text:span text:style-name="T14">&lt;</text:span></text:p>
      <text:p text:style-name="P12"><text:span text:style-name="T14"/></text:p>
      <text:p text:style-name="P12"><text:span text:style-name="T14">- </text:span><text:span text:style-name="T16">Two dictionaries can be merged w/ </text:span><text:span text:style-name="T17">update method</text:span></text:p>
      <text:p text:style-name="P12"><text:span text:style-name="T17"/></text:p>
      <text:p text:style-name="P13"><text:span text:style-name="T14">&gt;</text:span></text:p>
      <text:p text:style-name="P13"><text:span text:style-name="T14"><text:tab/>a_dict.update(b_dict)</text:span></text:p>
      <text:p text:style-name="P13"><text:span text:style-name="T14">&lt;</text:span></text:p>
      <text:p text:style-name="P13"><text:span text:style-name="T14"/></text:p>
      <text:p text:style-name="P13"><text:span text:style-name="T14">- An item in a dict can be removved using the </text:span><text:span text:style-name="T4">del </text:span><text:span text:style-name="T14">command</text:span></text:p>
      <text:p text:style-name="P13"><text:span text:style-name="T14"/></text:p>
      <text:p text:style-name="P13"><text:span text:style-name="T14">&gt;</text:span></text:p>
      <text:p text:style-name="P13"><text:span text:style-name="T14"><text:tab/>del b_dict[‘a’]</text:span></text:p>
      <text:p text:style-name="P13"><text:span text:style-name="T14">&lt;</text:span></text:p>
      <text:p text:style-name="P13"><text:span text:style-name="T14"/></text:p>
      <text:p text:style-name="P13"><text:span text:style-name="T14">- </text:span><text:span text:style-name="T18">Clear the whole dict using </text:span><text:span text:style-name="T6">.clear()</text:span></text:p>
      <text:p text:style-name="P13"><text:span text:style-name="T6"/></text:p>
      <text:p text:style-name="P14">- <text:span text:style-name="T27">Methods </text:span><text:span text:style-name="T7">keys()</text:span><text:span text:style-name="T27"> returns a list of the keys in a dict</text:span></text:p>
      <text:p text:style-name="P14"/>
      <text:p text:style-name="P15">&gt;</text:p>
      <text:p text:style-name="P15"><text:tab/>tuple(b_dict.keys())</text:p>
      <text:p text:style-name="P15"><text:tab/></text:p>
      <text:p text:style-name="P15"><text:tab/>//<text:span text:style-name="T19">returns a tuple containing all the keys in the dict</text:span></text:p>
      <text:p text:style-name="P15"><text:span text:style-name="T19">&lt;<text:line-break/></text:span></text:p>
      <text:p text:style-name="P15"><text:span text:style-name="T19">- </text:span><text:span text:style-name="T28">Check if a keys is in a dict using (</text:span><text:span text:style-name="T8">in</text:span><text:span text:style-name="T28">) keyword. Doesnt work with values</text:span></text:p>
      <text:p text:style-name="P16">&gt;</text:p>
      <text:p text:style-name="P16"><text:tab/>‘a’ in b_dict<text:tab/><text:tab/>//<text:span text:style-name="T19">output: True</text:span></text:p>
      <text:p text:style-name="P16"><text:span text:style-name="T19">&lt;</text:span></text:p>
      <text:p text:style-name="P16"><text:span text:style-name="T19"/></text:p>
      <text:p text:style-name="P16"><text:span text:style-name="T19"/></text:p>
      <text:p text:style-name="P16"><text:span text:style-name="T19"/></text:p>
      <text:p text:style-name="P16"><text:span text:style-name="T19"/></text:p>
      <text:p text:style-name="P16"><text:soft-page-break/><text:span text:style-name="T19">-</text:span>Iterate through a list using for loops and stuff</text:p>
      <text:p text:style-name="P16"/>
      <text:p text:style-name="P16">&gt;</text:p>
      <text:p text:style-name="P16"><text:tab/>for x in b_dict:</text:p>
      <text:p text:style-name="P16"><text:tab/><text:tab/>print(“Key is”, x, “and alue is”, b_dict[x])</text:p>
      <text:p text:style-name="P16">&lt;</text:p>
      <text:p text:style-name="P16"/>
      <text:p text:style-name="P16">- <text:span text:style-name="T4">.</text:span><text:span text:style-name="T10">v</text:span><text:span text:style-name="T9">alues()</text:span><text:span text:style-name="T29"> method returns list of the values.</text:span></text:p>
      <text:p text:style-name="P17"/>
      <text:p text:style-name="P17">- <text:span text:style-name="T4">.</text:span><text:span text:style-name="T11">items()</text:span><text:span text:style-name="T30"> method will extract the pairs</text:span></text:p>
      <text:p text:style-name="P17"/>
      <text:p text:style-name="P18">&gt;</text:p>
      <text:p text:style-name="P18"><text:tab/>for x in b_dict.items()</text:p>
      <text:p text:style-name="P18"><text:tab/><text:tab/>print(x)</text:p>
      <text:p text:style-name="P18">&lt;</text:p>
      <text:p text:style-name="P18"/>
      <text:p text:style-name="P19">- Sets are another molecular data type. they’re unordered</text:p>
      <text:p text:style-name="P19"/>
      <text:p text:style-name="P19">&gt;</text:p>
      <text:p text:style-name="P19"><text:tab/>a = set(‘abcde’)</text:p>
      <text:p text:style-name="P19"><text:tab/></text:p>
      <text:p text:style-name="P19"><text:tab/>//<text:span text:style-name="T19">output: {‘b’,’d’,’e’,’a’,’c’}</text:span></text:p>
      <text:p text:style-name="P20"><text:span text:style-name="T19">&lt;</text:span></text:p>
      <text:p text:style-name="P20"><text:span text:style-name="T19"/></text:p>
      <text:p text:style-name="P20">- <text:span text:style-name="T31">set operators</text:span></text:p>
      <text:p text:style-name="P20">* <text:span text:style-name="T31">(</text:span><text:span text:style-name="T12">&amp;</text:span><text:span text:style-name="T31">) and – returns only values that are in both sets</text:span></text:p>
      <text:p text:style-name="P20">* <text:span text:style-name="T31">(</text:span><text:span text:style-name="T12">|</text:span><text:span text:style-name="T31">) or – returns all(?) values from both sets, but no repeats</text:span></text:p>
      <text:p text:style-name="P20">* <text:span text:style-name="T31">(</text:span><text:span text:style-name="T12">^</text:span><text:span text:style-name="T31">) xor – returns values thatre in one set but not the other</text:span></text:p>
      <text:p text:style-name="P20">* <text:span text:style-name="T32">(</text:span><text:span text:style-name="T13">-</text:span><text:span text:style-name="T32">) - must be in the first set but not the second set</text:span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3:04:33.112217763</meta:creation-date>
    <meta:generator>LibreOffice/5.4.4.2$Linux_X86_64 LibreOffice_project/40m0$Build-2</meta:generator>
    <dc:date>2018-01-31T14:41:53.917493056</dc:date>
    <meta:editing-duration>PT1H37M11S</meta:editing-duration>
    <meta:editing-cycles>34</meta:editing-cycles>
    <meta:document-statistic meta:table-count="0" meta:image-count="0" meta:object-count="0" meta:page-count="3" meta:paragraph-count="81" meta:word-count="355" meta:character-count="1975" meta:non-whitespace-character-count="1657"/>
  </office:meta>
</office:document-meta>
</file>